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2.023cm" fo:break-before="auto" style:use-optimal-row-height="false"/>
    </style:style>
    <style:style style:name="ro28" style:family="table-row">
      <style:table-row-properties style:row-height="1.944cm" fo:break-before="auto" style:use-optimal-row-height="false"/>
    </style:style>
    <style:style style:name="ro29" style:family="table-row">
      <style:table-row-properties style:row-height="1.676cm" fo:break-before="auto" style:use-optimal-row-height="false"/>
    </style:style>
    <style:style style:name="ro30" style:family="table-row">
      <style:table-row-properties style:row-height="3.131cm" fo:break-before="auto" style:use-optimal-row-height="false"/>
    </style:style>
    <style:style style:name="ro31" style:family="table-row">
      <style:table-row-properties style:row-height="1.686cm" fo:break-before="auto" style:use-optimal-row-height="false"/>
    </style:style>
    <style:style style:name="ro32" style:family="table-row">
      <style:table-row-properties style:row-height="1.785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342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0.931cm" fo:break-before="auto" style:use-optimal-row-height="false"/>
    </style:style>
    <style:style style:name="ro47" style:family="table-row">
      <style:table-row-properties style:row-height="1.323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1" style:family="table-row">
      <style:table-row-properties style:row-height="0.744cm" fo:break-before="auto" style:use-optimal-row-height="false"/>
    </style:style>
    <style:style style:name="ro82" style:family="table-row">
      <style:table-row-properties style:row-height="1.889cm" fo:break-before="auto" style:use-optimal-row-height="false"/>
    </style:style>
    <style:style style:name="ro83" style:family="table-row">
      <style:table-row-properties style:row-height="0.654cm" fo:break-before="auto" style:use-optimal-row-height="false"/>
    </style:style>
    <style:style style:name="ro84" style:family="table-row">
      <style:table-row-properties style:row-height="0.85cm" fo:break-before="auto" style:use-optimal-row-height="false"/>
    </style:style>
    <style:style style:name="ro85" style:family="table-row">
      <style:table-row-properties style:row-height="1.395cm" fo:break-before="auto" style:use-optimal-row-height="false"/>
    </style:style>
    <style:style style:name="ro86" style:family="table-row">
      <style:table-row-properties style:row-height="1.009cm" fo:break-before="auto" style:use-optimal-row-height="false"/>
    </style:style>
    <style:style style:name="ro87" style:family="table-row">
      <style:table-row-properties style:row-height="1.087cm" fo:break-before="auto" style:use-optimal-row-height="false"/>
    </style:style>
    <style:style style:name="ro88" style:family="table-row">
      <style:table-row-properties style:row-height="0.949cm" fo:break-before="auto" style:use-optimal-row-height="false"/>
    </style:style>
    <style:style style:name="ro89" style:family="table-row">
      <style:table-row-properties style:row-height="0.529cm" fo:break-before="auto" style:use-optimal-row-height="false"/>
    </style:style>
    <style:style style:name="ro90" style:family="table-row">
      <style:table-row-properties style:row-height="0.552cm" fo:break-before="auto" style:use-optimal-row-height="true"/>
    </style:style>
    <style:style style:name="ro91" style:family="table-row">
      <style:table-row-properties style:row-height="0.436cm" fo:break-before="auto" style:use-optimal-row-height="false"/>
    </style:style>
    <style:style style:name="ro92" style:family="table-row">
      <style:table-row-properties style:row-height="0.605cm" fo:break-before="auto" style:use-optimal-row-height="false"/>
    </style:style>
    <style:style style:name="ro93" style:family="table-row">
      <style:table-row-properties style:row-height="1.718cm" fo:break-before="auto" style:use-optimal-row-height="false"/>
    </style:style>
    <style:style style:name="ro94" style:family="table-row">
      <style:table-row-properties style:row-height="0.944cm" fo:break-before="auto" style:use-optimal-row-height="false"/>
    </style:style>
    <style:style style:name="ro95" style:family="table-row">
      <style:table-row-properties style:row-height="1.259cm" fo:break-before="auto" style:use-optimal-row-height="false"/>
    </style:style>
    <style:style style:name="ro96" style:family="table-row">
      <style:table-row-properties style:row-height="0.947cm" fo:break-before="auto" style:use-optimal-row-height="true"/>
    </style:style>
    <style:style style:name="ro97" style:family="table-row">
      <style:table-row-properties style:row-height="2.605cm" fo:break-before="auto" style:use-optimal-row-height="false"/>
    </style:style>
    <style:style style:name="ro98" style:family="table-row">
      <style:table-row-properties style:row-height="4.001cm" fo:break-before="auto" style:use-optimal-row-height="true"/>
    </style:style>
    <style:style style:name="ro99"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63" style:family="table-cell" style:parent-style-name="Default">
      <style:table-cell-properties fo:background-color="#fff9ae" fo:wrap-option="wrap" fo:border="0.06pt solid #000000"/>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fff9ae" fo:wrap-option="wrap"/>
      <style:text-properties style:text-underline-style="none" fo:font-weight="normal" style:font-weight-asian="normal" style:font-weight-complex="normal"/>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98" style:family="table-cell" style:parent-style-name="Default" style:data-style-name="N100">
      <style:table-cell-properties fo:background-color="#fff9ae" fo:wrap-option="wrap" fo:border="0.06pt solid #000000"/>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0" style:family="table-cell" style:parent-style-name="Default">
      <style:table-cell-properties fo:background-color="#fff9ae" fo:wrap-option="wrap"/>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49"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18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206"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208" style:family="table-cell" style:parent-style-name="Default">
      <style:table-cell-properties style:text-align-source="fix" style:repeat-content="false"/>
      <style:paragraph-properties fo:text-align="center" fo:margin-left="0cm"/>
    </style:style>
    <style:style style:name="ce628" style:family="table-cell" style:parent-style-name="Default">
      <style:table-cell-properties fo:background-color="#dddddd" style:text-align-source="fix" style:repeat-content="false"/>
      <style:paragraph-properties fo:text-align="center" fo:margin-left="0cm"/>
    </style:style>
    <style:style style:name="ce629" style:family="table-cell" style:parent-style-name="Default">
      <style:table-cell-properties style:text-align-source="fix" style:repeat-content="false" fo:background-color="transparent"/>
      <style:paragraph-properties fo:text-align="center" fo:margin-left="0cm"/>
    </style:style>
    <style:style style:name="ce211" style:family="table-cell" style:parent-style-name="Default">
      <style:table-cell-properties style:text-align-source="fix" style:repeat-content="false" style:vertical-align="middle"/>
      <style:paragraph-properties fo:text-align="center" fo:margin-left="0cm"/>
    </style:style>
    <style:style style:name="ce631" style:family="table-cell" style:parent-style-name="Default">
      <style:table-cell-properties fo:background-color="#ffffff" style:text-align-source="fix" style:repeat-content="false"/>
      <style:paragraph-properties fo:text-align="center" fo:margin-left="0cm"/>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cm"/>
    </style:style>
    <style:style style:name="ce634" style:family="table-cell" style:parent-style-name="Default">
      <style:table-cell-properties style:text-align-source="fix" style:repeat-content="false"/>
      <style:paragraph-properties fo:text-align="start" fo:margin-left="0cm"/>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cm"/>
    </style:style>
    <style:style style:name="ce637" style:family="table-cell" style:parent-style-name="Default">
      <style:table-cell-properties fo:background-color="#ffffff"/>
    </style:style>
    <style:style style:name="ce219"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19"/>
    <style:style style:name="ce640" style:family="table-cell" style:parent-style-name="Default" style:data-style-name="N119">
      <style:text-properties fo:font-weight="bold" style:font-weight-asian="bold" style:font-weight-complex="bold"/>
    </style:style>
    <style:style style:name="ce641" style:family="table-cell" style:parent-style-name="Default" style:data-style-name="N119">
      <style:table-cell-properties fo:background-color="#cccccc"/>
    </style:style>
    <style:style style:name="ce223" style:family="table-cell" style:parent-style-name="Default" style:data-style-name="N119">
      <style:table-cell-properties style:text-align-source="fix" style:repeat-content="false" style:vertical-align="middle"/>
      <style:paragraph-properties fo:text-align="center"/>
    </style:style>
    <style:style style:name="ce643" style:family="table-cell" style:parent-style-name="Default" style:data-style-name="N119">
      <style:table-cell-properties fo:background-color="#dddddd"/>
    </style:style>
    <style:style style:name="ce644" style:family="table-cell" style:parent-style-name="Default" style:data-style-name="N119">
      <style:table-cell-properties fo:background-color="transparent"/>
    </style:style>
    <style:style style:name="ce645" style:family="table-cell" style:parent-style-name="Default" style:data-style-name="N119">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231"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cm"/>
    </style:style>
    <style:style style:name="ce653" style:family="table-cell" style:parent-style-name="Default" style:data-style-name="N100">
      <style:table-cell-properties fo:background-color="#dddddd" style:text-align-source="fix" style:repeat-content="false"/>
      <style:paragraph-properties fo:text-align="center" fo:margin-left="0cm"/>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4">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3">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5">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4">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5">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4">Rochebrune 2018</text:span> ; <text:span text:style-name="T4">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4">Rochebrune 2019</text:span> ; <text:span text:style-name="T4">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4">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4">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4">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4">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8">
          <table:table-cell table:style-name="ce253" table:number-columns-repeated="2"/>
          <table:table-cell table:style-name="ce276"/>
          <table:table-cell table:style-name="ce253" office:value-type="string" calcext:value-type="string">
            <text:p>Trade-offs Simplu3d-UHI</text:p>
          </table:table-cell>
          <table:table-cell table:style-name="ce253" office:value-type="string" calcext:value-type="string">
            <text:p>Raimbault J.</text:p>
          </table:table-cell>
          <table:table-cell table:style-name="ce253" office:value-type="string" calcext:value-type="string">
            <text:p>?</text:p>
          </table:table-cell>
          <table:table-cell table:style-name="ce253" table:number-columns-repeated="5"/>
          <table:table-cell table:style-name="ce272"/>
          <table:table-cell table:style-name="ce253" table:number-columns-repeated="2"/>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4">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4">NetSci 2020 Conference</text:span> ; <text:span text:style-name="T4">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4">CEUS </text:span>; <text:span text:style-name="T4">IJGI</text:span> ; <text:span text:style-name="T4">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1">
          <table:table-cell table:style-name="ce10" office:value-type="string" calcext:value-type="string">
            <text:p>under review</text:p>
          </table:table-cell>
          <table:table-cell table:style-name="ce10" office:value-type="string" calcext:value-type="string">
            <text:p>Submitted 22/12/2023</text:p>
          </table:table-cell>
          <table:table-cell table:style-name="ce32" office:value-type="string" calcext:value-type="string">
            <text:p>January 2024</text:p>
          </table:table-cell>
          <table:table-cell table:style-name="ce10" office:value-type="string" calcext:value-type="string">
            <text:p>Conceptualising a co-operative densification dashboard</text:p>
          </table:table-cell>
          <table:table-cell table:style-name="ce10" office:value-type="string" calcext:value-type="string">
            <text:p>Bucher B., Ndim M., Olteanu-Raimond A.-M., Raimbault J., Perret J., Demski S., Jehling M.</text:p>
          </table:table-cell>
          <table:table-cell table:style-name="ce63" office:value-type="string" calcext:value-type="string">
            <text:p>AGILE 2024</text:p>
          </table:table-cell>
          <table:table-cell table:style-name="ce10" table:number-columns-repeated="4"/>
          <table:table-cell table:style-name="ce10" office:value-type="string" calcext:value-type="string">
            <text:p>Proceedings</text:p>
          </table:table-cell>
          <table:table-cell table:style-name="ce72"/>
          <table:table-cell table:style-name="ce10" table:number-columns-repeated="4"/>
          <table:table-cell table:style-name="ce87"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table-cell table:style-name="ce262" office:value-type="string" calcext:value-type="string">
            <text:p>in progress</text:p>
          </table:table-cell>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62" table:number-columns-repeated="3"/>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table-cell table:style-name="ce262" office:value-type="string" calcext:value-type="string">
            <text:p>in progress</text:p>
          </table:table-cell>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office:value-type="string" calcext:value-type="string">
            <text:p>hal-04428414 ; TODO corr auteur pub AFSCET</text:p>
          </table:table-cell>
          <table:table-cell table:style-name="ce411" office:value-type="string" calcext:value-type="string">
            <text:p>http://www.res-systemica.org/afscet/resSystemica/vol25-rochebrune-2022/res-systemica-vol-25-art-08.pdf</text:p>
          </table:table-cell>
          <table:table-cell table:style-name="ce411" office:value-type="string" calcext:value-type="string">
            <text:p>.</text:p>
          </table:table-cell>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office:value-type="string" calcext:value-type="string">
            <text:p>hal-04420093</text:p>
          </table:table-cell>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3">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3">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5"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6">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office:value-type="string" calcext:value-type="string">
            <text:p>in progress</text:p>
          </table:table-cell>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7">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office:value-type="string" calcext:value-type="string">
            <text:p>in progress</text:p>
          </table:table-cell>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8">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 in progress</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29">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office:value-type="string" calcext:value-type="string">
            <text:p>in progress</text:p>
          </table:table-cell>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4">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office:value-type="string" calcext:value-type="string">
            <text:p>hal-04418643</text:p>
          </table:table-cell>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0">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4">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3">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4">Rochebrune 2016</text:span> ; <text:span text:style-name="T4">PNAS</text:span> ; <text:span text:style-name="T4">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5">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4">EPB </text:span>; <text:span text:style-name="T4">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62" office:value-type="string" calcext:value-type="string">
            <text:p>1808.07282</text:p>
          </table:table-cell>
          <table:table-cell table:style-name="ce262" office:value-type="string" calcext:value-type="string">
            <text:p>halshs-02274632 ; TODO hal preprint :?</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office:value-type="string" calcext:value-type="string">
            <text:p>Preprint HAL : hal-01976025</text:p>
          </table:table-cell>
          <table:table-cell table:style-name="ce26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1" table:number-rows-repeated="1048481">
          <table:table-cell table:number-columns-repeated="1024"/>
        </table:table-row>
        <table:table-row table:style-name="ro41">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63" office:value-type="string" calcext:value-type="string">
            <text:p>under review</text:p>
          </table:table-cell>
          <table:table-cell table:style-name="ce63" office:value-type="string" calcext:value-type="string">
            <text:p>Submitted 31/01/2024</text:p>
          </table:table-cell>
          <table:table-cell table:style-name="ce98"/>
          <table:table-cell table:style-name="ce63" office:value-type="string" calcext:value-type="string">
            <text:p>Modeling buildings evolutions as a common ground for densification studies</text:p>
          </table:table-cell>
          <table:table-cell table:style-name="ce63"/>
          <table:table-cell table:style-name="ce63" office:value-type="string" calcext:value-type="string">
            <text:p>AESOP 2024</text:p>
          </table:table-cell>
          <table:table-cell table:style-name="ce63" table:number-columns-repeated="7"/>
          <table:table-cell table:style-name="ce120"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10/07/2023 ; accepted 21/07/2023</text:p>
          </table:table-cell>
          <table:table-cell table:style-name="ce297"/>
          <table:table-cell table:style-name="ce262" office:value-type="string" calcext:value-type="string">
            <text:p>Spatial sensitivity analysis of social simulation models</text:p>
          </table:table-cell>
          <table:table-cell table:style-name="ce262" office:value-type="string" calcext:value-type="string">
            <text:p>Raimbault J., Perret J.</text:p>
          </table:table-cell>
          <table:table-cell table:style-name="ce262" office:value-type="string" calcext:value-type="string">
            <text:p>CCS 2023</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2" table:number-columns-repeated="3"/>
          <table:table-cell table:style-name="ce407" table:number-columns-repeated="1011"/>
        </table:table-row>
        <table:table-row table:style-name="ro1">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62"/>
          <table:table-cell table:style-name="ce262" office:value-type="string" calcext:value-type="string">
            <text:p>A collaborative dashboard to study periurban densification</text:p>
          </table:table-cell>
          <table:table-cell table:style-name="ce262" office:value-type="string" calcext:value-type="string">
            <text:p>Ndim M., Raimbault J., Bucher B., Raimond A.-M., Perret J.</text:p>
          </table:table-cell>
          <table:table-cell table:style-name="ce262" office:value-type="string" calcext:value-type="string">
            <text:p>ECTQG 2023</text:p>
          </table:table-cell>
          <table:table-cell table:style-name="ce262" office:value-type="string" calcext:value-type="string">
            <text:p>hal-04257790</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Validation of geosimulation models: a systematic review</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14</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Multiscalar models for systems of cities</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33</text:p>
          </table:table-cell>
          <table:table-cell table:style-name="ce262"/>
          <table:table-cell table:style-name="ce262" office:value-type="string" calcext:value-type="string">
            <text:p>Oral communication</text:p>
          </table:table-cell>
          <table:table-cell table:style-name="ce262" office:value-type="string" calcext:value-type="string">
            <text:p>2024/01/26 : correct file [geosim valid instead → not indexed in sch]</text:p>
          </table:table-cell>
          <table:table-cell table:style-name="ce262" table:number-columns-repeated="3"/>
          <table:table-cell table:style-name="ce407" table:number-columns-repeated="1011"/>
        </table:table-row>
        <table:table-row table:style-name="ro46">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6">
          <table:table-cell table:style-name="ce262" table:number-columns-repeated="2"/>
          <table:table-cell table:style-name="ce297"/>
          <table:table-cell table:style-name="ce262" office:value-type="string" calcext:value-type="string">
            <text:p>JR IGN 2023 : digital twins</text:p>
          </table:table-cell>
          <table:table-cell table:style-name="ce262" table:number-columns-repeated="9"/>
          <table:table-cell table:style-name="ce407" table:number-columns-repeated="1011"/>
        </table:table-row>
        <table:table-row table:style-name="ro46">
          <table:table-cell table:style-name="ce262" table:number-columns-repeated="2"/>
          <table:table-cell table:style-name="ce297"/>
          <table:table-cell table:style-name="ce262" office:value-type="string" calcext:value-type="string">
            <text:p>JR IGN 2023 : poster subdense</text:p>
          </table:table-cell>
          <table:table-cell table:style-name="ce262" table:number-columns-repeated="9"/>
          <table:table-cell table:style-name="ce407" table:number-columns-repeated="1011"/>
        </table:table-row>
        <table:table-row table:style-name="ro47">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49">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0">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1">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8">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4">ALife2021</text:span> ; CCS2021</text:p>
          </table:table-cell>
          <table:table-cell table:style-name="ce262" table:number-columns-repeated="2"/>
          <table:table-cell table:style-name="ce262" office:value-type="string" calcext:value-type="string">
            <text:p><text:span text:style-name="T4">Extended abstract</text:span> ; <text:span text:style-name="T4">Oral communication</text:span> ; Poster</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4">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29">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01/10/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4">CompleNet2020</text:span> ; <text:span text:style-name="T4">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4">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4">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6">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4">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5">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4">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4">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0">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3">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0">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2">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5">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6">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59">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58">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1">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2">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2">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3">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3">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3">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5">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5">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6">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5">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33" table:default-cell-style-name="ce266"/>
        <table:table-column table:style-name="co23" table:number-columns-repeated="1018"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ce474" office:value-type="string" calcext:value-type="string">
            <text:p>HAL</text:p>
          </table:table-cell>
          <table:table-cell table:style-name="Default" table:number-columns-repeated="1018"/>
        </table:table-row>
        <table:table-row table:style-name="ro2" table:number-rows-repeated="2">
          <table:table-cell table:style-name="ce476"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6">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7">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office:value-type="string" calcext:value-type="string">
            <text:p>NA</text:p>
          </table:table-cell>
          <table:table-cell table:style-name="ce262" office:value-type="string" calcext:value-type="string">
            <text:p>Same as CCS2022</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6-20" calcext:value-type="date">
            <text:p>20/06/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office:value-type="string" calcext:value-type="string">
            <text:p>NA</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5-13" calcext:value-type="date">
            <text:p>13/05/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office:value-type="string" calcext:value-type="string">
            <text:p>NA</text:p>
          </table:table-cell>
          <table:table-cell table:style-name="ce262" table:number-columns-repeated="8"/>
          <table:table-cell table:style-name="ce407" table:number-columns-repeated="1010"/>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454"/>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454"/>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39"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77">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6">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5">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0">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78">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77">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79">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0">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266"/>
        <table:table-column table:style-name="co44" table:default-cell-style-name="ce266"/>
        <table:table-column table:style-name="co45" table:default-cell-style-name="ce266"/>
        <table:table-column table:style-name="co46"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21/09/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3">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45"/>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3">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3">
          <table:table-cell table:style-name="ce496" table:number-columns-repeated="3"/>
          <table:table-cell table:style-name="ce569"/>
          <table:table-cell table:style-name="ce496" table:number-columns-repeated="5"/>
          <table:table-cell table:style-name="ce604" table:number-columns-repeated="1015"/>
        </table:table-row>
        <table:table-row table:style-name="ro83">
          <table:table-cell table:style-name="ce496" table:number-columns-repeated="3"/>
          <table:table-cell table:style-name="ce569"/>
          <table:table-cell table:style-name="ce496" office:value-type="string" calcext:value-type="string">
            <text:p>ALIFE 2024</text:p>
          </table:table-cell>
          <table:table-cell table:style-name="ce496" table:number-columns-repeated="4"/>
          <table:table-cell table:style-name="ce604" table:number-columns-repeated="1015"/>
        </table:table-row>
        <table:table-row table:style-name="ro83">
          <table:table-cell table:style-name="ce496" table:number-columns-repeated="3"/>
          <table:table-cell table:style-name="ce576" office:value-type="date" office:date-value="2024-02-21" calcext:value-type="date">
            <text:p>21/02/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3">
          <table:table-cell table:style-name="ce134" office:value-type="string" calcext:value-type="string">
            <text:p>Abstract subdense soumis BB 31/01/2024 ; plan abstract Simplu-UHI Sure ? → pas présent conf, cancel</text:p>
          </table:table-cell>
          <table:table-cell table:style-name="ce134" table:number-columns-repeated="2"/>
          <table:table-cell table:style-name="ce149" office:value-type="date" office:date-value="2024-01-31" calcext:value-type="date">
            <text:p>31/01/24</text:p>
          </table:table-cell>
          <table:table-cell table:style-name="ce134" office:value-type="string" calcext:value-type="string">
            <text:p>AESOP 2024</text:p>
          </table:table-cell>
          <table:table-cell table:style-name="ce134" office:value-type="string" calcext:value-type="string">
            <text:p>Planning</text:p>
          </table:table-cell>
          <table:table-cell table:style-name="ce134" office:value-type="string" calcext:value-type="string">
            <text:p>8-11/07/2024</text:p>
          </table:table-cell>
          <table:table-cell table:style-name="ce134" office:value-type="string" calcext:value-type="string">
            <text:p>Paris</text:p>
          </table:table-cell>
          <table:table-cell table:style-name="ce134" office:value-type="string" calcext:value-type="string">
            <text:p><text:a xlink:href="https://aesop-planning.eu/activities/events/annual-congress" xlink:type="simple">https://aesop-planning.eu/activities/events/annual-congress</text:a></text:p>
          </table:table-cell>
          <table:table-cell table:style-name="ce185" table:number-columns-repeated="1015"/>
        </table:table-row>
        <table:table-row table:style-name="ro83">
          <table:table-cell table:style-name="ce134" table:number-columns-repeated="3"/>
          <table:table-cell table:style-name="ce149" office:value-type="string" calcext:value-type="string">
            <text:p>November 2024</text:p>
          </table:table-cell>
          <table:table-cell table:style-name="ce134" office:value-type="string" calcext:value-type="string">
            <text:p>AGILE 2024</text:p>
          </table:table-cell>
          <table:table-cell table:style-name="ce134"/>
          <table:table-cell table:style-name="ce134" office:value-type="string" calcext:value-type="string">
            <text:p>4-7/06/2024</text:p>
          </table:table-cell>
          <table:table-cell table:style-name="ce134" office:value-type="string" calcext:value-type="string">
            <text:p>Glasgow</text:p>
          </table:table-cell>
          <table:table-cell table:style-name="ce134" office:value-type="string" calcext:value-type="string">
            <text:p>https://agile-gi.eu/conference-2024/call-for-papers-2024</text:p>
          </table:table-cell>
          <table:table-cell table:style-name="ce185" table:number-columns-repeated="1015"/>
        </table:table-row>
        <table:table-row table:style-name="ro83">
          <table:table-cell table:style-name="ce498" office:value-type="string" calcext:value-type="string">
            <text:p>no time</text:p>
          </table:table-cell>
          <table:table-cell table:style-name="ce498" table:number-columns-repeated="2"/>
          <table:table-cell table:style-name="ce582" office:value-type="date" office:date-value="2024-01-08" calcext:value-type="date">
            <text:p>08/01/24</text:p>
          </table:table-cell>
          <table:table-cell table:style-name="ce498" office:value-type="string" calcext:value-type="string">
            <text:p>GISRUK 2024</text:p>
          </table:table-cell>
          <table:table-cell table:style-name="ce498"/>
          <table:table-cell table:style-name="ce498" office:value-type="string" calcext:value-type="string">
            <text:p>9-12/04/2024</text:p>
          </table:table-cell>
          <table:table-cell table:style-name="ce498" office:value-type="string" calcext:value-type="string">
            <text:p>Leeds</text:p>
          </table:table-cell>
          <table:table-cell table:style-name="ce498"/>
          <table:table-cell table:style-name="ce606" table:number-columns-repeated="1015"/>
        </table:table-row>
        <table:table-row table:style-name="ro83">
          <table:table-cell table:style-name="ce498" office:value-type="string" calcext:value-type="string">
            <text:p>// CCS – no time</text:p>
          </table:table-cell>
          <table:table-cell table:style-name="ce498" table:number-columns-repeated="2"/>
          <table:table-cell table:style-name="ce582"/>
          <table:table-cell table:style-name="ce498" office:value-type="string" calcext:value-type="string">
            <text:p>EWGT 2024</text:p>
          </table:table-cell>
          <table:table-cell table:style-name="ce498"/>
          <table:table-cell table:style-name="ce498" office:value-type="string" calcext:value-type="string">
            <text:p>4-6/09/2024</text:p>
          </table:table-cell>
          <table:table-cell table:style-name="ce498" office:value-type="string" calcext:value-type="string">
            <text:p>Lund</text:p>
          </table:table-cell>
          <table:table-cell table:style-name="ce498" office:value-type="string" calcext:value-type="string">
            <text:p>https://www.ewgt2024.se/</text:p>
          </table:table-cell>
          <table:table-cell table:style-name="ce606" table:number-columns-repeated="1015"/>
        </table:table-row>
        <table:table-row table:style-name="ro83">
          <table:table-cell table:style-name="ce498" office:value-type="string" calcext:value-type="string">
            <text:p>No budget 15/12 (DDL) → cancelled</text:p>
          </table:table-cell>
          <table:table-cell table:style-name="ce498" table:number-columns-repeated="2"/>
          <table:table-cell table:style-name="ce578" office:value-type="string" calcext:value-type="string">
            <text:p>September 2023</text:p>
          </table:table-cell>
          <table:table-cell table:style-name="ce498" office:value-type="string" calcext:value-type="string">
            <text:p>Theo Quant 2024</text:p>
          </table:table-cell>
          <table:table-cell table:style-name="ce498"/>
          <table:table-cell table:style-name="ce498" office:value-type="string" calcext:value-type="string">
            <text:p>7-9/02/2024</text:p>
          </table:table-cell>
          <table:table-cell table:style-name="ce498" office:value-type="string" calcext:value-type="string">
            <text:p>Besançon</text:p>
          </table:table-cell>
          <table:table-cell table:style-name="ce498" office:value-type="string" calcext:value-type="string">
            <text:p><text:a xlink:href="https://theoquant2024.sciencesconf.org/submission/submit" xlink:type="simple">https://theoquant2024.sciencesconf.org/submission/submit</text:a></text:p>
          </table:table-cell>
          <table:table-cell table:style-name="ce606" table:number-columns-repeated="1015"/>
        </table:table-row>
        <table:table-row table:style-name="ro83">
          <table:table-cell table:style-name="ce498" table:number-columns-repeated="3"/>
          <table:table-cell table:style-name="ce582" office:value-type="date" office:date-value="2023-09-02" calcext:value-type="date">
            <text:p>02/09/23</text:p>
          </table:table-cell>
          <table:table-cell table:style-name="ce498" office:value-type="string" calcext:value-type="string">
            <text:p>Complex Networks 2023</text:p>
          </table:table-cell>
          <table:table-cell table:style-name="ce498"/>
          <table:table-cell table:style-name="ce498" office:value-type="string" calcext:value-type="string">
            <text:p>28-30/11/2023</text:p>
          </table:table-cell>
          <table:table-cell table:style-name="ce498" office:value-type="string" calcext:value-type="string">
            <text:p>Menton</text:p>
          </table:table-cell>
          <table:table-cell table:style-name="ce498"/>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CCS 2023</text:p>
          </table:table-cell>
          <table:table-cell table:style-name="ce499" table:number-columns-repeated="2"/>
          <table:table-cell table:style-name="ce499" office:value-type="string" calcext:value-type="string">
            <text:p>Brasil (online)</text:p>
          </table:table-cell>
          <table:table-cell table:style-name="ce499"/>
          <table:table-cell table:style-name="ce607" table:number-columns-repeated="1015"/>
        </table:table-row>
        <table:table-row table:style-name="ro83">
          <table:table-cell table:style-name="ce499" table:number-columns-repeated="3"/>
          <table:table-cell table:style-name="ce579" office:value-type="string" calcext:value-type="string">
            <text:p>30/03 special sessions ; 01/05 abstracts</text:p>
          </table:table-cell>
          <table:table-cell table:style-name="ce499" office:value-type="string" calcext:value-type="string">
            <text:p>ECTQG 2023</text:p>
          </table:table-cell>
          <table:table-cell table:style-name="ce499"/>
          <table:table-cell table:style-name="ce499" office:value-type="string" calcext:value-type="string">
            <text:p>13-17/09/2023</text:p>
          </table:table-cell>
          <table:table-cell table:style-name="ce499" office:value-type="string" calcext:value-type="string">
            <text:p>Braga</text:p>
          </table:table-cell>
          <table:table-cell table:style-name="ce499"/>
          <table:table-cell table:style-name="ce607" table:number-columns-repeated="1015"/>
        </table:table-row>
        <table:table-row table:style-name="ro83">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3">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4">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5">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3">
          <table:table-cell table:style-name="ce499" table:number-columns-repeated="3"/>
          <table:table-cell table:style-name="ce580" office:value-type="date" office:date-value="2023-03-13" calcext:value-type="date">
            <text:p>13/0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3">
          <table:table-cell table:style-name="ce499" table:number-columns-repeated="3"/>
          <table:table-cell table:style-name="ce580" office:value-type="date" office:date-value="2023-03-06" calcext:value-type="date">
            <text:p>06/03/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3">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3">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3">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3">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3">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3">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3">
          <table:table-cell table:style-name="ce499" table:number-columns-repeated="3"/>
          <table:table-cell table:style-name="ce580" office:value-type="date" office:date-value="2022-05-31" calcext:value-type="date">
            <text:p>31/05/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3">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3">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3">
          <table:table-cell table:style-name="ce498" table:number-columns-repeated="3"/>
          <table:table-cell table:style-name="ce582" office:value-type="date" office:date-value="2022-05-20" calcext:value-type="date">
            <text:p>20/05/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3">
          <table:table-cell table:style-name="ce499" table:number-columns-repeated="3"/>
          <table:table-cell table:style-name="ce580" office:value-type="string" calcext:value-type="string">
            <text:p><text:span text:style-name="T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3">
          <table:table-cell table:style-name="ce498" table:number-columns-repeated="3"/>
          <table:table-cell table:style-name="ce582" office:value-type="date" office:date-value="2022-01-11" calcext:value-type="date">
            <text:p>11/0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3">
          <table:table-cell table:style-name="ce498" table:number-columns-repeated="3"/>
          <table:table-cell table:style-name="ce582" office:value-type="date" office:date-value="2021-03-02" calcext:value-type="date">
            <text:p>02/03/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3">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3">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3">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3">
          <table:table-cell table:style-name="ce499" table:number-columns-repeated="3"/>
          <table:table-cell table:style-name="ce580" office:value-type="date" office:date-value="2021-04-06" calcext:value-type="date">
            <text:p>06/04/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3">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7/03/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3">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3">
          <table:table-cell table:style-name="ce498" table:number-columns-repeated="3"/>
          <table:table-cell table:style-name="ce582" office:value-type="date" office:date-value="2021-04-09" calcext:value-type="date">
            <text:p>09/04/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3">
          <table:table-cell table:style-name="ce498" table:number-columns-repeated="3"/>
          <table:table-cell table:style-name="ce582" office:value-type="date" office:date-value="2021-03-12" calcext:value-type="date">
            <text:p>12/03/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3">
          <table:table-cell table:style-name="ce498" table:number-columns-repeated="3"/>
          <table:table-cell table:style-name="ce582" office:value-type="date" office:date-value="2021-03-01" calcext:value-type="date">
            <text:p>01/03/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3">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3">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3">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30/07/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3">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3">
          <table:table-cell table:style-name="ce498" table:number-columns-repeated="3"/>
          <table:table-cell table:style-name="ce582" office:value-type="date" office:date-value="2021-02-26" calcext:value-type="date">
            <text:p>26/02/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3">
          <table:table-cell table:style-name="ce498" table:number-columns-repeated="3"/>
          <table:table-cell table:style-name="ce582" office:value-type="date" office:date-value="2021-02-01" calcext:value-type="date">
            <text:p>01/02/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3">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3">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1/03/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3">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15/03/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3">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3">
          <table:table-cell table:style-name="ce498" table:number-columns-repeated="3"/>
          <table:table-cell table:style-name="ce582" office:value-type="date" office:date-value="2020-01-31" calcext:value-type="date">
            <text:p>31/0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3">
          <table:table-cell table:style-name="ce498" table:number-columns-repeated="3"/>
          <table:table-cell table:style-name="ce582" office:value-type="date" office:date-value="2020-02-14" calcext:value-type="date">
            <text:p>14/02/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3">
          <table:table-cell table:style-name="ce498" table:number-columns-repeated="3"/>
          <table:table-cell table:style-name="ce582" office:value-type="date" office:date-value="2019-11-15" calcext:value-type="date">
            <text:p>15/11/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3">
          <table:table-cell table:style-name="ce498" table:number-columns-repeated="3"/>
          <table:table-cell table:style-name="ce582" office:value-type="date" office:date-value="2019-10-20" calcext:value-type="date">
            <text:p>20/1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3">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3">
          <table:table-cell table:style-name="ce498" table:number-columns-repeated="3"/>
          <table:table-cell table:style-name="ce582" office:value-type="date" office:date-value="2019-10-06" calcext:value-type="date">
            <text:p>06/10/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3">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1/04/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3">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01/12/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3">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3">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3">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3">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02/1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3">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2/05/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2/11/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3">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3">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3">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3">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3">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18/05/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6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19/03/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3">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31/08/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15/09/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8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8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15/04/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8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87">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22/04/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10/03/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20/12/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01/12/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30/01/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3">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30/11/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3">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3">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88">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16/04/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3">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15/0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31/0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22/10/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5/10/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23/01/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31/0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6">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79"/>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59])"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624" table:number-columns-repeated="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624" table:number-columns-repeated="3"/>
          <table:table-cell table:style-name="ce648" table:number-columns-repeated="2"/>
          <table:table-cell table:style-name="ce624" table:number-columns-repeated="1019"/>
        </table:table-row>
        <table:table-row table:style-name="ro5">
          <table:table-cell table:style-name="ce206"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89">
          <table:table-cell table:style-name="ce206"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624" table:number-columns-repeated="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223" table:number-columns-spanned="1" table:number-rows-spanned="2"/>
          <table:table-cell table:style-name="ce231"/>
          <table:table-cell table:style-name="ce23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8"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4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8">
          <table:table-cell table:style-name="ce208" office:value-type="string" calcext:value-type="string">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78">
          <table:table-cell table:style-name="ce628"/>
          <table:table-cell table:style-name="ce624"/>
          <table:table-cell table:style-name="ce643"/>
          <table:table-cell table:style-name="ce648" table:number-columns-repeated="2"/>
          <table:table-cell table:style-name="ce624" table:number-columns-repeated="1019"/>
        </table:table-row>
        <table:table-row table:style-name="ro78">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78">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11" office:value-type="string" calcext:value-type="string" table:number-columns-spanned="1" table:number-rows-spanned="2">
            <text:p>Economics</text:p>
          </table:table-cell>
          <table:table-cell table:style-name="ce208" office:value-type="string" calcext:value-type="string">
            <text:p>Annals of Economics and Statistics</text:p>
          </table:table-cell>
          <table:table-cell table:style-name="ce208"/>
          <table:table-cell table:style-name="ce652" table:number-columns-repeated="2"/>
          <table:table-cell table:style-name="ce208" office:value-type="string" calcext:value-type="string">
            <text:p><text:a xlink:href="https://annals.ensae.fr/" xlink:type="simple">https://annals.ensae.fr</text:a></text:p>
          </table:table-cell>
          <table:table-cell table:style-name="ce208" office:value-type="string" calcext:value-type="string">
            <text:p>SI acad research impact 31/07/2022 (paper scitech) <text:a xlink:href="https://annals.ensae.fr/special-issue/" xlink:type="simple">https://annals.ensae.fr/special-issue/</text:a></text:p>
          </table:table-cell>
          <table:table-cell table:style-name="ce208" table:number-columns-repeated="1017"/>
        </table:table-row>
        <table:table-row table:style-name="ro2">
          <table:covered-table-cell table:style-name="ce208"/>
          <table:table-cell table:style-name="ce634" office:value-type="string" calcext:value-type="string">
            <text:p>Journal of Open Innovation: Technology, Market, and Complexity</text:p>
          </table:table-cell>
          <table:table-cell table:style-name="ce208"/>
          <table:table-cell table:style-name="ce652" table:number-columns-repeated="2"/>
          <table:table-cell table:style-name="ce208"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8" table:number-columns-repeated="1018"/>
        </table:table-row>
        <table:table-row table:style-name="ro78">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0">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0">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0">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0">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0">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0">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0">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0">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0">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78">
          <table:table-cell table:style-name="ce628"/>
          <table:table-cell table:style-name="ce624"/>
          <table:table-cell table:style-name="ce643"/>
          <table:table-cell table:style-name="ce648" table:number-columns-repeated="2"/>
          <table:table-cell table:style-name="ce624" table:number-columns-repeated="1019"/>
        </table:table-row>
        <table:table-row table:style-name="ro78">
          <table:table-cell table:style-name="ce208"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11"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8"/>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8"/>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8"/>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8"/>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223" table:number-columns-spanned="1" table:number-rows-spanned="3"/>
          <table:table-cell table:style-name="ce231" table:number-columns-spanned="1" table:number-rows-spanned="3"/>
          <table:table-cell table:style-name="ce23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7">
          <table:table-cell table:style-name="ce211" office:value-type="string" calcext:value-type="string" table:number-columns-spanned="1" table:number-rows-spanned="2">
            <text:p>Interdisciplinary</text:p>
          </table:table-cell>
          <table:table-cell table:style-name="ce208" office:value-type="string" calcext:value-type="string">
            <text:p>Interdisciplinary Science Reviews</text:p>
          </table:table-cell>
          <table:table-cell table:style-name="ce208"/>
          <table:table-cell table:style-name="ce652" table:number-columns-repeated="2"/>
          <table:table-cell table:style-name="ce208" office:value-type="string" calcext:value-type="string">
            <text:p><text:a xlink:href="https://www.tandfonline.com/toc/yisr20/current" xlink:type="simple">https://www.tandfonline.com/toc/yisr20/current</text:a></text:p>
          </table:table-cell>
          <table:table-cell table:style-name="ce208" table:number-columns-repeated="1018"/>
        </table:table-row>
        <table:table-row table:style-name="ro78">
          <table:covered-table-cell table:style-name="ce208"/>
          <table:table-cell table:style-name="ce636" office:value-type="string" calcext:value-type="string">
            <text:p>JIMIS</text:p>
          </table:table-cell>
          <table:table-cell table:style-name="ce208"/>
          <table:table-cell table:style-name="ce652" office:value-type="string" calcext:value-type="string">
            <text:p>1</text:p>
          </table:table-cell>
          <table:table-cell table:style-name="ce652"/>
          <table:table-cell table:style-name="ce208" office:value-type="string" calcext:value-type="string">
            <text:p><text:a xlink:href="https://jimis.episciences.org/" xlink:type="simple">https://jimis.episciences.org/</text:a></text:p>
          </table:table-cell>
          <table:table-cell table:style-name="ce208" table:number-columns-repeated="1018"/>
        </table:table-row>
        <table:table-row table:style-name="ro91">
          <table:table-cell table:style-name="ce628" table:number-columns-repeated="3"/>
          <table:table-cell table:style-name="ce653" table:number-columns-repeated="2"/>
          <table:table-cell table:style-name="ce628" table:number-columns-repeated="1019"/>
        </table:table-row>
        <table:table-row table:style-name="ro2">
          <table:table-cell table:style-name="ce208" office:value-type="string" calcext:value-type="string">
            <text:p>Machine learning</text:p>
          </table:table-cell>
          <table:table-cell table:style-name="ce208" office:value-type="string" calcext:value-type="string">
            <text:p>Distill (interactive)</text:p>
          </table:table-cell>
          <table:table-cell table:style-name="ce208"/>
          <table:table-cell table:style-name="ce652" table:number-columns-repeated="2"/>
          <table:table-cell table:style-name="ce208" office:value-type="string" calcext:value-type="string">
            <text:p><text:a xlink:href="https://distill.pub/about/" xlink:type="simple">https://distill.pub/about/</text:a></text:p>
          </table:table-cell>
          <table:table-cell table:style-name="ce208"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0">
          <table:covered-table-cell/>
          <table:table-cell office:value-type="string" calcext:value-type="string">
            <text:p>f1000 research</text:p>
          </table:table-cell>
          <table:table-cell table:number-columns-repeated="3"/>
          <table:table-cell table:style-name="ce65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0">
          <table:table-cell table:style-name="ce21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624" table:number-columns-repeated="2"/>
          <table:table-cell table:style-name="ce643"/>
          <table:table-cell table:style-name="ce648" table:number-columns-repeated="2"/>
          <table:table-cell table:style-name="ce624" table:number-columns-repeated="1019"/>
        </table:table-row>
        <table:table-row table:style-name="ro78">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0">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79">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9" office:value-type="string" calcext:value-type="string" table:number-columns-spanned="1" table:number-rows-spanned="4">
            <text:p>Sustainability</text:p>
          </table:table-cell>
          <table:table-cell table:style-name="ce206" table:number-columns-spanned="1" table:number-rows-spanned="4"/>
          <table:table-cell table:style-name="ce231" office:value-type="string" calcext:value-type="string" table:number-columns-spanned="1" table:number-rows-spanned="4">
            <text:p>1</text:p>
          </table:table-cell>
          <table:table-cell table:style-name="ce23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13">
            <text:p>Urban Science</text:p>
          </table:table-cell>
          <table:table-cell table:style-name="ce219" office:value-type="string" calcext:value-type="string" table:number-columns-spanned="1" table:number-rows-spanned="2">
            <text:p>Environment and Planning B</text:p>
          </table:table-cell>
          <table:table-cell table:style-name="ce223" table:number-columns-spanned="1" table:number-rows-spanned="2"/>
          <table:table-cell table:style-name="ce231" office:value-type="string" calcext:value-type="string" table:number-columns-spanned="1" table:number-rows-spanned="2">
            <text:p>2</text:p>
          </table:table-cell>
          <table:table-cell table:style-name="ce231"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6"/>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2">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2">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92">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2">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78">
          <table:table-cell table:style-name="ce624" table:number-columns-repeated="3"/>
          <table:table-cell table:style-name="ce648" table:number-columns-repeated="2"/>
          <table:table-cell table:style-name="ce624" table:number-columns-repeated="1019"/>
        </table:table-row>
        <table:table-row table:style-name="ro2">
          <table:table-cell table:style-name="ce206"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0">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9">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70"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3">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3">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4">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3">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3">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3">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1">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5">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45"/>
        <table:table-column table:style-name="co8" table:default-cell-style-name="ce245"/>
        <table:table-column table:style-name="co78" table:default-cell-style-name="ce245"/>
        <table:table-column table:style-name="co79" table:default-cell-style-name="ce245"/>
        <table:table-column table:style-name="co8" table:number-columns-repeated="4" table:default-cell-style-name="ce245"/>
        <table:table-column table:style-name="co80" table:default-cell-style-name="ce245"/>
        <table:table-column table:style-name="co8" table:default-cell-style-name="ce245"/>
        <table:table-column table:style-name="co81" table:default-cell-style-name="ce245"/>
        <table:table-column table:style-name="co82" table:default-cell-style-name="ce245"/>
        <table:table-column table:style-name="co8" table:number-columns-repeated="1012" table:default-cell-style-name="ce245"/>
        <table:table-row table:style-name="ro2">
          <table:table-cell table:number-columns-repeated="1024"/>
        </table:table-row>
        <table:table-row table:style-name="ro9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7">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99">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9" table:number-rows-repeated="1048569">
          <table:table-cell table:number-columns-repeated="1024"/>
        </table:table-row>
        <table:table-row table:style-name="ro99">
          <table:table-cell table:number-columns-repeated="1024"/>
        </table:table-row>
      </table:table>
      <table:table table:name="CommunicationsLab" table:style-name="ta1" table:print="false">
        <table:table-column table:style-name="co83" table:default-cell-style-name="Default"/>
        <table:table-column table:style-name="co84" table:default-cell-style-name="ce245"/>
        <table:table-column table:style-name="co85" table:default-cell-style-name="ce245"/>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45"/>
        <table:table-column table:style-name="co8" table:number-columns-repeated="2" table:default-cell-style-name="Default"/>
        <table:table-row table:style-name="ro2" table:number-rows-repeated="2">
          <table:table-cell table:number-columns-repeated="16"/>
        </table:table-row>
        <table:table-row table:style-name="ro9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26/05/20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number:text>-</number:text>
      <number:number number:decimal-places="2" number:min-decimal-places="2" number:min-integer-digits="1" number:grouping="true"/>
      <number:text> €</number:text>
      <style:map style:condition="value()&gt;=0" style:apply-style-name="N10123P0"/>
    </number:number-style>
    <number:date-style style:name="N10121" number:language="fr" number:country="FR">
      <number:day number:style="long"/>
      <number:text>-</number:text>
      <number:month number:textual="true"/>
    </number:date-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style:text-properties fo:color="#ff0000"/>
      <number:text>-</number:text>
      <number:number number:decimal-places="2" number:min-decimal-places="2" number:min-integer-digits="1" number:grouping="true"/>
      <number:text>   </number:text>
      <style:map style:condition="value()&gt;=0" style:apply-style-name="N10119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time-style style:name="N10116" number:language="fr" number:country="FR">
      <number:hours/>
      <number:text>:</number:text>
      <number:minutes number:style="long"/>
      <number:text> </number:text>
      <number:am-pm/>
    </number:tim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time-style style:name="N10113" number:language="fr" number:country="FR">
      <number:hours/>
      <number:text>:</number:text>
      <number:minutes number:style="long"/>
      <number:text>:</number:text>
      <number:seconds number:style="long"/>
      <number:text> </number:text>
      <number:am-pm/>
    </number:time-style>
    <number:date-style style:name="N10112" number:language="fr" number:country="FR">
      <number:month number:textual="true"/>
      <number:text>-</number:text>
      <number:year/>
    </number:date-style>
    <number:number-style style:name="N10111P0" style:volatile="true" number:language="fr" number:country="FR">
      <number:number number:decimal-places="0" number:min-decimal-places="0" number:min-integer-digits="1" number:grouping="true"/>
      <number:text>   </number:text>
    </number:number-style>
    <number:number-style style:name="N10111" number:language="fr" number:country="FR">
      <number:text>-</number:text>
      <number:number number:decimal-places="0" number:min-decimal-places="0" number:min-integer-digits="1" number:grouping="true"/>
      <number:text>   </number:text>
      <style:map style:condition="value()&gt;=0" style:apply-style-name="N10111P0"/>
    </number:number-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style:text-properties fo:color="#ff0000"/>
      <number:text>-</number:text>
      <number:number number:decimal-places="0" number:min-decimal-places="0" number:min-integer-digits="1" number:grouping="true"/>
      <number:text>   </number:text>
      <style:map style:condition="value()&gt;=0" style:apply-style-name="N10122P0"/>
    </number:number-style>
    <number:number-style style:name="N10109P0" style:volatile="true" number:language="fr" number:country="FR">
      <number:number number:decimal-places="0" number:min-decimal-places="0" number:min-integer-digits="1" number:grouping="true"/>
      <number:text> €</number:text>
    </number:number-style>
    <number:number-style style:name="N10109" number:language="fr" number:country="FR">
      <style:text-properties fo:color="#ff0000"/>
      <number:text>-</number:text>
      <number:number number:decimal-places="0" number:min-decimal-places="0" number:min-integer-digits="1" number:grouping="true"/>
      <number:text> €</number:text>
      <style:map style:condition="value()&gt;=0" style:apply-style-name="N10109P0"/>
    </number:number-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2-01T11:15:30.545019421</dc:date>
    <meta:editing-duration>P234DT20H6M58S</meta:editing-duration>
    <meta:editing-cycles>1731</meta:editing-cycles>
    <meta:generator>LibreOffice/7.3.7.2$Linux_X86_64 LibreOffice_project/30$Build-2</meta:generator>
    <meta:document-statistic meta:table-count="16" meta:cell-count="2808" meta:object-count="0"/>
    <meta:user-defined meta:name=""/>
    <meta:user-defined meta:name="qrichtext">1</meta:user-defined>
  </office:meta>
</office:document-meta>
</file>